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P2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3233c0" officeooo:paragraph-rsid="003233c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break-before="auto" fo:break-after="auto"/>
      <style:text-properties fo:font-size="32pt" officeooo:rsid="001e8505" officeooo:paragraph-rsid="0021d7dc" style:font-size-asian="32pt" style:font-size-complex="32pt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33b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page was intentionally left blank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7.7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MP2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T1" style:family="text">
      <style:text-properties officeooo:rsid="0033b00b"/>
    </style:style>
    <style:page-layout style:name="Mpm1">
      <style:page-layout-properties fo:page-width="8.5in" fo:page-height="11in" style:num-format="1" style:print-orientation="portrait" fo:margin-top="0.2in" fo:margin-bottom="0.2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811123503232">
            <table:table-cell table:style-name="Table1.A1" office:value-type="string">
              <text:p text:style-name="MP2">Page 0003-<text:span text:style-name="MT1">Back</text:span></text:p>
            </table:table-cell>
          </table:table-row>
          <table:table-row table:style-name="TableLine94811123532400">
            <table:table-cell table:style-name="Table1.A1" office:value-type="string">
              <text:p text:style-name="MP3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09:02.791155977</dc:date>
    <meta:editing-duration>PT43M48S</meta:editing-duration>
    <meta:editing-cycles>10</meta:editing-cycles>
    <meta:generator>LibreOffice/7.1.5.2$Linux_X86_64 LibreOffice_project/10$Build-2</meta:generator>
    <meta:document-statistic meta:table-count="1" meta:image-count="0" meta:object-count="0" meta:page-count="1" meta:paragraph-count="3" meta:word-count="16" meta:character-count="109" meta:non-whitespace-character-count="95"/>
  </office:meta>
</office:document-meta>
</file>